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meta.xml" manifest:media-type="text/xml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5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4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2f7dbb" officeooo:paragraph-rsid="010fc4d2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255c" officeooo:paragraph-rsid="010fc4d2"/>
    </style:style>
    <style:style style:name="P30" style:family="paragraph" style:parent-style-name="Standard">
      <style:text-properties officeooo:rsid="0030d99f" officeooo:paragraph-rsid="0093a2a6"/>
    </style:style>
    <style:style style:name="P31" style:family="paragraph" style:parent-style-name="Standard">
      <style:text-properties officeooo:rsid="0030d99f" officeooo:paragraph-rsid="006aa50f"/>
    </style:style>
    <style:style style:name="P32" style:family="paragraph" style:parent-style-name="Standard">
      <style:text-properties officeooo:paragraph-rsid="0030d99f"/>
    </style:style>
    <style:style style:name="P33" style:family="paragraph" style:parent-style-name="Standard">
      <style:text-properties officeooo:paragraph-rsid="00333b02"/>
    </style:style>
    <style:style style:name="P34" style:family="paragraph" style:parent-style-name="Standard">
      <style:text-properties officeooo:rsid="00333b02" officeooo:paragraph-rsid="00433466"/>
    </style:style>
    <style:style style:name="P35" style:family="paragraph" style:parent-style-name="Standard">
      <style:text-properties officeooo:rsid="003c13b4" officeooo:paragraph-rsid="003c13b4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e75396"/>
    </style:style>
    <style:style style:name="P39" style:family="paragraph" style:parent-style-name="Standard">
      <style:text-properties officeooo:rsid="0041f697" officeooo:paragraph-rsid="006aa50f"/>
    </style:style>
    <style:style style:name="P40" style:family="paragraph" style:parent-style-name="Standard">
      <style:text-properties officeooo:rsid="0041f697" officeooo:paragraph-rsid="00e9c8cf"/>
    </style:style>
    <style:style style:name="P41" style:family="paragraph" style:parent-style-name="Standard">
      <style:text-properties officeooo:rsid="0047032a" officeooo:paragraph-rsid="0062162e"/>
    </style:style>
    <style:style style:name="P42" style:family="paragraph" style:parent-style-name="Standard">
      <style:text-properties officeooo:rsid="0047032a" officeooo:paragraph-rsid="00792785"/>
    </style:style>
    <style:style style:name="P43" style:family="paragraph" style:parent-style-name="Standard">
      <style:text-properties officeooo:rsid="0047032a" officeooo:paragraph-rsid="00abff4e"/>
    </style:style>
    <style:style style:name="P44" style:family="paragraph" style:parent-style-name="Standard">
      <style:text-properties officeooo:rsid="0047032a" officeooo:paragraph-rsid="00c87004"/>
    </style:style>
    <style:style style:name="P45" style:family="paragraph" style:parent-style-name="Standard">
      <style:text-properties officeooo:rsid="0047032a" officeooo:paragraph-rsid="006380e0"/>
    </style:style>
    <style:style style:name="P46" style:family="paragraph" style:parent-style-name="Standard">
      <style:text-properties officeooo:rsid="0047032a" officeooo:paragraph-rsid="00ca450b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paragraph-rsid="006b5bc9"/>
    </style:style>
    <style:style style:name="P56" style:family="paragraph" style:parent-style-name="Standard">
      <style:text-properties officeooo:rsid="002f0427" officeooo:paragraph-rsid="006b5bc9"/>
    </style:style>
    <style:style style:name="P57" style:family="paragraph" style:parent-style-name="Standard">
      <style:text-properties officeooo:rsid="006b5bc9" officeooo:paragraph-rsid="006b5bc9"/>
    </style:style>
    <style:style style:name="P58" style:family="paragraph" style:parent-style-name="Standard">
      <style:text-properties officeooo:rsid="006b5bc9" officeooo:paragraph-rsid="00eb4db4"/>
    </style:style>
    <style:style style:name="P59" style:family="paragraph" style:parent-style-name="Standard">
      <style:text-properties officeooo:rsid="006b5bc9" officeooo:paragraph-rsid="0111db8e"/>
    </style:style>
    <style:style style:name="P60" style:family="paragraph" style:parent-style-name="Standard">
      <style:text-properties officeooo:rsid="007025f2" officeooo:paragraph-rsid="007025f2"/>
    </style:style>
    <style:style style:name="P61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2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3" style:family="paragraph" style:parent-style-name="Standard">
      <style:text-properties officeooo:rsid="001a560d" officeooo:paragraph-rsid="001a560d"/>
    </style:style>
    <style:style style:name="P64" style:family="paragraph" style:parent-style-name="Standard">
      <style:text-properties officeooo:rsid="006ce159" officeooo:paragraph-rsid="006c26ad"/>
    </style:style>
    <style:style style:name="P65" style:family="paragraph" style:parent-style-name="Standard">
      <style:text-properties officeooo:paragraph-rsid="00953d61"/>
    </style:style>
    <style:style style:name="P66" style:family="paragraph" style:parent-style-name="Standard">
      <style:text-properties officeooo:paragraph-rsid="00983ce0"/>
    </style:style>
    <style:style style:name="P67" style:family="paragraph" style:parent-style-name="Standard">
      <style:text-properties officeooo:paragraph-rsid="006c96a8"/>
    </style:style>
    <style:style style:name="P68" style:family="paragraph" style:parent-style-name="Standard">
      <style:text-properties officeooo:rsid="00aa3ca6" officeooo:paragraph-rsid="00aa3ca6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paragraph-rsid="00eb4db4"/>
    </style:style>
    <style:style style:name="P100" style:family="paragraph" style:parent-style-name="Standard">
      <style:text-properties officeooo:rsid="00dff138" officeooo:paragraph-rsid="006b5bc9"/>
    </style:style>
    <style:style style:name="P101" style:family="paragraph" style:parent-style-name="Standard">
      <style:text-properties officeooo:rsid="00dff138" officeooo:paragraph-rsid="00eb4db4"/>
    </style:style>
    <style:style style:name="P102" style:family="paragraph" style:parent-style-name="Standard">
      <style:text-properties officeooo:rsid="0017bfa1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0e417c" officeooo:paragraph-rsid="010e417c"/>
    </style:style>
    <style:style style:name="P117" style:family="paragraph" style:parent-style-name="Standard">
      <style:text-properties officeooo:rsid="0111e1cf" officeooo:paragraph-rsid="0111e1cf"/>
    </style:style>
    <style:style style:name="P118" style:family="paragraph" style:parent-style-name="Standard">
      <style:text-properties officeooo:rsid="006b5bc9" officeooo:paragraph-rsid="0111db8e"/>
    </style:style>
    <style:style style:name="P119" style:family="paragraph" style:parent-style-name="Standard">
      <style:text-properties officeooo:rsid="0013ba7a" officeooo:paragraph-rsid="0114ae7c"/>
    </style:style>
    <style:style style:name="P120" style:family="paragraph" style:parent-style-name="Standard">
      <style:text-properties officeooo:rsid="00e96ba8" officeooo:paragraph-rsid="00f11bf0"/>
    </style:style>
    <style:style style:name="P121" style:family="paragraph" style:parent-style-name="Standard">
      <style:text-properties officeooo:rsid="0114b289" officeooo:paragraph-rsid="0114b289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1bf0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T92" style:family="text">
      <style:text-properties officeooo:rsid="0114ae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3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6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7"/>
      <text:p text:style-name="P99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9"/>
      <text:p text:style-name="P98">Forward algorithm:</text:p>
      <text:p text:style-name="P99"/>
      <text:p text:style-name="P99">Starting with the 1st and nth equations and working inwards to the 2nd and n-1st an so on, for the jth pair of equations <text:s/>we can write, <text:span text:style-name="T72">for the three point equations</text:span>:</text:p>
      <text:p text:style-name="P33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3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3"/>
      <text:p text:style-name="P73">then we have</text:p>
      <text:p text:style-name="P33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3"/>
      <text:p text:style-name="P33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3"/>
      <text:p text:style-name="P33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6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6"/>
      <text:p text:style-name="P66">At the center of the matrix we have to solve either a 2x2 system of equations if n is even or a 3x3 system if n is odd. <text:s/>If n is even the final equation becomes, with j=n/2:</text:p>
      <text:p text:style-name="P2"/>
      <text:p text:style-name="P65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5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5"><text:s text:c="2"/></text:p>
      <text:p text:style-name="P74"/>
      <text:p text:style-name="P32">If n is odd, <text:span text:style-name="T16">the middle term is included</text:span>:</text:p>
      <text:p text:style-name="P2"/>
      <text:p text:style-name="P71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4"/>
      <text:p text:style-name="P35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5"/>
      <text:p text:style-name="P35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5"/>
      <text:p text:style-name="P35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5"/>
      <text:p text:style-name="P55"/>
      <text:p text:style-name="P52">but </text:p>
      <text:p text:style-name="P52"/>
      <text:p text:style-name="P52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5"/>
      <text:p text:style-name="P52">and <text:span text:style-name="T33">so</text:span></text:p>
      <text:p text:style-name="P24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68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/>
      <text:p text:style-name="P24"/>
      <text:p text:style-name="P57">We can workout similar formulae for <text:span text:style-name="T43">5 and 7 </text:span>rows left, with:<text:span text:style-name="T43"> </text:span></text:p>
      <text:p text:style-name="P56"/>
      <text:p text:style-name="P55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5"/>
      <text:p text:style-name="P55"/>
      <text:p text:style-name="P48">and</text:p>
      <text:p text:style-name="P55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5"><text:soft-page-break/></text:p>
      <text:p text:style-name="P24"/>
      <text:p text:style-name="P28">Writing more generally, <text:span text:style-name="T15">if we write </text:span>the first equation <text:span text:style-name="T61">corresponding to the 3 point formula</text:span></text:p>
      <text:p text:style-name="P28"/>
      <text:p text:style-name="P28"><draw:frame draw:style-name="fr3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6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7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4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1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7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31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9"/>
      <text:p text:style-name="P37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30">so that the final inner values are given by</text:p>
      <text:p text:style-name="P36"/>
      <text:p text:style-name="P40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0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2"/>
      <text:p text:style-name="P43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6"/>
      <text:p text:style-name="P60">We can then state that these central values are given by:</text:p>
      <text:p text:style-name="P41"/>
      <text:p text:style-name="P46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6"><text:s/></text:p>
      <text:p text:style-name="P44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1"/>
      <text:p text:style-name="P47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9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48">for</text:span> <text:span text:style-name="T34">n/(m-1) number of times. (integer division)</text:span></text:p>
      <text:p text:style-name="P47"/>
      <text:p text:style-name="P50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1"/>
      <text:p text:style-name="P45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5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2"/>
      <text:p text:style-name="P50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7"/>
      <text:p text:style-name="P100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8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8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8"/>
      <text:p text:style-name="P38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8"/>
      <text:p text:style-name="P87">The 2 x 2 version is given below as an example:</text:p>
      <text:p text:style-name="P89"/>
      <text:p text:style-name="P89"><draw:frame draw:style-name="fr3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8"/>
      <text:p text:style-name="P87">Here we have implicitly decided to start the iterative solution at <text:s/>jj=(n-p)/2. <text:s/>If p=<text:span text:style-name="T68">modulo(n,m-1) =0, </text:span>then <text:span text:style-name="T78">we have the 2KU x 2KU matrix:</text:span></text:p>
      <text:p text:style-name="P87"/>
      <text:p text:style-name="P87"><draw:frame draw:style-name="fr3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4"/>
      <text:p text:style-name="P94"/>
      <text:p text:style-name="P94"><text:soft-page-break/><draw:frame draw:style-name="fr1" draw:name="Object115" text:anchor-type="as-char" svg:y="-0.152in" svg:width="5.1465in" svg:height="0.222in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6">r</text:span><draw:frame draw:style-name="fr1" draw:name="Object116" text:anchor-type="as-char" svg:y="-0.1484in" svg:width="0.2228in" svg:height="0.2091in" draw:z-index="11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09"/>
      <text:p text:style-name="P109"><text:span text:style-name="T86">I</text:span>f p &lt; KU, vector<draw:frame draw:style-name="fr1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6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09"/>
      <text:p text:style-name="P109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08"/>
      <text:p text:style-name="P110">The p rows are generated by the central p equations <text:span text:style-name="T80">given by</text:span><draw:frame draw:style-name="fr1" draw:name="Object121" text:anchor-type="as-char" svg:y="-0.1744in" svg:width="1.4437in" svg:height="0.243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1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2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11"/>
      <text:p text:style-name="P111"><text:span text:style-name="T81">Using the relationship between vector</text:span><text:span text:style-name="T81"><draw:frame draw:style-name="fr1" draw:name="Object123" text:anchor-type="as-char" svg:y="-0.1484in" svg:width="0.2228in" svg:height="0.2091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2"><draw:frame draw:style-name="fr1" draw:name="Object133" text:anchor-type="as-char" svg:y="-0.1484in" svg:width="0.6846in" svg:height="0.2181in" draw:z-index="12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5">If p &lt; KU, the first p rows of</text:span><text:span text:style-name="T85"><draw:frame draw:style-name="fr1" draw:name="Object135" text:anchor-type="as-char" svg:y="-0.1484in" svg:width="0.6846in" svg:height="0.2181in" draw:z-index="12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2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3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11"/>
      <text:p text:style-name="P111"><text:span text:style-name="T85">If p &gt; KU, then first KU rows of</text:span><text:span text:style-name="T85"><draw:frame draw:style-name="fr1" draw:name="Object140" text:anchor-type="as-char" svg:y="-0.1484in" svg:width="0.6846in" svg:height="0.2181in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3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36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3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41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4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8"/>
      <text:p text:style-name="P92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3">Now, recalling that</text:span><draw:frame draw:style-name="fr1" draw:name="Object104" text:anchor-type="as-char" svg:y="-0.1634in" svg:width="1.4909in" svg:height="0.2362in" draw:z-index="143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3">Note however despite that</text:span>:</text:p>
      <text:p text:style-name="P91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91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<text:soft-page-break/>and</text:p>
      <text:p text:style-name="P93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20">at the common point <text:span text:style-name="T74">if</text:span><text:span text:style-name="T74"><draw:frame draw:style-name="fr1" draw:name="Object112" text:anchor-type="as-char" svg:y="-0.1984in" svg:width="0.7783in" svg:height="0.2717in" draw:z-index="144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120"/>
      <text:p text:style-name="P121">Iterative improvement:</text:p>
      <text:p text:style-name="P90"/>
      <text:p text:style-name="P90"/>
      <text:p text:style-name="P98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4"/>
      <text:p text:style-name="P5"><text:s/><text:span text:style-name="T3">in contrast with </text:span><text:span text:style-name="T3"><draw:frame draw:style-name="fr1" draw:name="Object4" text:anchor-type="as-char" svg:y="-0.2807in" svg:width="0.8661in" svg:height="0.4484in" draw:z-index="10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1" draw:name="Object150" text:anchor-type="as-char" svg:y="-0.1484in" svg:width="0.2835in" svg:height="0.1839in" draw:z-index="145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</text:span><text:span text:style-name="T92">N</text:span></text:p>
      <text:p text:style-name="P102"/>
      <text:p text:style-name="P4"/>
      <text:p text:style-name="P4"><text:s/><draw:frame draw:style-name="fr1" draw:name="Object82" text:anchor-type="as-char" svg:y="-0.2807in" svg:width="3.2728in" svg:height="0.4484in" draw:z-index="10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119">where the AB matrix is m x <text:span text:style-name="T92">N</text:span>, with <text:span text:style-name="T92">N</text:span> the number of points, <text:span text:style-name="T62">similar to </text:span>the general LAPACK band matrix <text:s/><text:span text:style-name="T88">(which we shall call CD)</text:span> (https://www.netlib.org/lapack/lug/node124.html) notation, <text:span text:style-name="T92">again </text:span><text:span text:style-name="T90">l</text:span><text:span text:style-name="T88">etting </text:span><text:span text:style-name="T88"><draw:frame draw:style-name="fr1" draw:name="Object159" text:anchor-type="as-char" svg:y="-0.1484in" svg:width="0.2835in" svg:height="0.1839in" draw:z-index="157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9">run from 1 t</text:span><text:span text:style-name="T90">o </text:span><text:span text:style-name="T92">N</text:span><text:span text:style-name="T90">:</text:span></text:p>
      <text:p text:style-name="P99"/>
      <text:p text:style-name="P103"><draw:frame draw:style-name="fr1" draw:name="Object6" text:anchor-type="as-char" svg:y="-0.152in" svg:width="3.0661in" svg:height="0.2134in" draw:z-index="106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8">CD</text:span><text:span text:style-name="T69"> and the diagonals of A are the rows of </text:span><text:span text:style-name="T88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047in" svg:height="0.2134in" draw:z-index="14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2">However, l</text:span>etting <draw:frame draw:style-name="fr1" draw:name="Object147" text:anchor-type="as-char" svg:y="-0.1484in" svg:width="0.1283in" svg:height="0.1839in" draw:z-index="147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4"/>
      <text:p text:style-name="P114"><text:span text:style-name="T89"><text:s/></text:span><text:span text:style-name="T89"><draw:frame draw:style-name="fr1" draw:name="Object148" text:anchor-type="as-char" svg:y="-0.152in" svg:width="3.2098in" svg:height="0.2in" draw:z-index="148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149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7">from which we can also derive a conversion formula:</text:p>
      <text:p text:style-name="P117"/>
      <text:p text:style-name="P117"><draw:frame draw:style-name="fr2" draw:name="Object157" text:anchor-type="as-char" svg:y="-0.152in" svg:width="4.2272in" svg:height="0.2in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><text:soft-page-break/></text:p>
      <text:p text:style-name="P59"><text:span text:style-name="T90">Note that i</text:span>n the non-periodic banded matrix, the coefficients <text:span text:style-name="T90">CD</text:span>(i,j)=0 when i+j-(m+1)/2 is &lt; 1 or &gt; <text:span text:style-name="T92">N</text:span>.</text:p>
      <text:p text:style-name="P59"/>
      <text:p text:style-name="P59"><text:span text:style-name="T90">Then the </text:span><text:span text:style-name="T91">m-point equation, </text:span><text:span text:style-name="T3">with m-odd</text:span><text:span text:style-name="T91">, can be written:</text:span></text:p>
      <text:p text:style-name="P22"/>
      <text:p text:style-name="P22"><draw:frame draw:style-name="fr1" draw:name="Object153" text:anchor-type="as-char" svg:y="-0.1744in" svg:width="1.952in" svg:height="0.2346in" draw:z-index="150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151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2"/>
      <text:p text:style-name="P22"><text:span text:style-name="T14">where</text:span><text:span text:style-name="T14"><draw:frame draw:style-name="fr1" draw:name="Object155" text:anchor-type="as-char" svg:y="-0.1484in" svg:width="0.2339in" svg:height="0.2091in" draw:z-index="15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2"/>
      <text:p text:style-name="P29"><draw:frame draw:style-name="fr1" draw:name="Object156" text:anchor-type="as-char" svg:y="-0.152in" svg:width="6.1752in" svg:height="0.222in" draw:z-index="15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9"><text:s/></text:p>
      <text:p text:style-name="P22"><text:span text:style-name="T53">with <text:s text:c="2"/></text:span><text:span text:style-name="T53"><draw:frame draw:style-name="fr1" draw:name="Object151" text:anchor-type="as-char" svg:y="-0.1744in" svg:width="0.2409in" svg:height="0.2346in" draw:z-index="154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155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90">below</text:span><text:span text:style-name="T53"> for jj every j KU apart.</text:span></text:p>
      <text:p text:style-name="P58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0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0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1" draw:name="Object65" text:anchor-type="as-char" svg:y="-0.3484in" svg:width="4.3516in" svg:height="0.6366in" draw:z-index="109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10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1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1">if p=0, <text:span text:style-name="T66">there are no extra rows:</text:span></text:p>
      <text:p text:style-name="P101"/>
      <text:p text:style-name="P101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1"/>
      <text:p text:style-name="P112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38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3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4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7957in" svg:height="0.4374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><text:soft-page-break/></text:p>
      <text:p text:style-name="P113">and</text:p>
      <text:p text:style-name="P86"/>
      <text:p text:style-name="P86"><draw:frame draw:style-name="fr1" draw:name="Object129" text:anchor-type="as-char" svg:y="-0.3516in" svg:width="5.2673in" svg:height="0.6547in" draw:z-index="12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85"/>
      <text:p text:style-name="P96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9-10T16:35:51.896378834</dc:date>
    <meta:editing-duration>P4DT21H58M33S</meta:editing-duration>
    <meta:editing-cycles>136</meta:editing-cycles>
    <meta:generator>LibreOffice/7.0.4.2$Linux_x86 LibreOffice_project/00$Build-2</meta:generator>
    <meta:print-date>2021-02-02T11:15:39.552609276</meta:print-date>
    <meta:document-statistic meta:table-count="0" meta:image-count="0" meta:object-count="158" meta:page-count="12" meta:paragraph-count="162" meta:word-count="1540" meta:character-count="8610" meta:non-whitespace-character-count="707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j</mi>
      </msub>
    </mrow>
    <annotation encoding="StarMath 5.0">sum from i=1 to n {a_{ij}z_{ 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stretchy="false">)</mo>
              </mrow>
              <mi>,</mi>
              <mi>i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